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8" office:value-type="string" calcext:value-type="string">
              <text:p>NF - SERV. PROD. </text:p>
            </table:table-cell>
            <table:table-cell table:style-name="ce40" office:value-type="string" calcext:value-type="string">
              <text:p>R$</text:p>
            </table:table-cell>
            <table:table-cell table:style-name="ce42"/>
            <table:table-cell table:style-name="ce44" office:value-type="string" calcext:value-type="string">
              <text:p>PAGO</text:p>
            </table:table-cell>
            <table:table-cell table:style-name="ce40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4" office:value-type="string" calcext:value-type="string">
              <text:p>OBS.:</text:p>
            </table:table-cell>
            <table:table-cell table:style-name="ce37" table:number-columns-repeated="55"/>
          </table:table-row>
        </table:table-header-rows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6337 - process. 11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13162 - mens. 11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6346 - process. 12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13176 - mens. 12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6355 - process. 01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13189 - mens. 01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6364 - process. 02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13202 - mens. 02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6373 - process. 03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13215 - mens. 03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6382 - process. 04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13229 - mens. 04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6391 - process. 05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4]-[.F1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13243 - mens. 05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5]-[.F1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6400 - process. 06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6]-[.F1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13257 - mens. 06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7]-[.F1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6409 - process. 07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18]-[.F1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13271 - mens. 07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19]-[.F1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6418 - process. 08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20]-[.F2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13285 - mens. 08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21]-[.F2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NF 6427 - process. 09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10-08" calcext:value-type="date">
            <text:p>08/10/2025</text:p>
          </table:table-cell>
          <table:table-cell table:style-name="ce49" table:formula="of:=[.C22]-[.F2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NF 13299 - mens. 09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10-08" calcext:value-type="date">
            <text:p>08/10/2025</text:p>
          </table:table-cell>
          <table:table-cell table:style-name="ce49" table:formula="of:=[.C23]-[.F2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0-31" calcext:value-type="date">
            <text:p>31/10/2025</text:p>
          </table:table-cell>
          <table:table-cell table:style-name="ce39" office:value-type="string" calcext:value-type="string">
            <text:p>NF 6436 - process. 10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11-10" calcext:value-type="date">
            <text:p>10/11/2025</text:p>
          </table:table-cell>
          <table:table-cell table:style-name="ce49" table:formula="of:=[.C24]-[.F2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10-31" calcext:value-type="date">
            <text:p>31/10/2025</text:p>
          </table:table-cell>
          <table:table-cell table:style-name="ce39" office:value-type="string" calcext:value-type="string">
            <text:p>NF 13313 - mens. 10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11-10" calcext:value-type="date">
            <text:p>10/11/2025</text:p>
          </table:table-cell>
          <table:table-cell table:style-name="ce49" table:formula="of:=[.C25]-[.F2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6"/>
          <table:table-cell table:style-name="ce47" office:value-type="string" calcext:value-type="string">
            <text:p>TOTAL</text:p>
          </table:table-cell>
          <table:table-cell table:style-name="ce40" table:formula="of:=SUM([.H2:.H25])" office:value-type="float" office:value="0" calcext:value-type="float">
            <text:p>-</text:p>
          </table:table-cell>
          <table:table-cell table:style-name="ce44"/>
          <table:table-cell table:style-name="ce37" table:number-columns-repeated="55"/>
        </table:table-row>
        <table:table-row table:style-name="ro3" table:number-rows-repeated="31974">
          <table:table-cell table:style-name="ce37" table:number-columns-repeated="64"/>
        </table:table-row>
        <table:table-row table:style-name="ro3" table:number-rows-repeated="33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min-integer-digits="1"/>
    </number:number-style>
    <number:number-style style:name="N142P1" style:volatile="true">
      <number:number number:min-integer-digits="1"/>
    </number:number-style>
    <number:number-style style:name="N142">
      <number:text>- DM""""""""""""""""""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min-integer-digits="1"/>
    </number:number-style>
    <number:number-style style:name="N145P1" style:volatile="true">
      <number:number number:min-integer-digits="1"/>
    </number:number-style>
    <number:number-style style:name="N145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7">
      <number:text>-</number:text>
      <number:number number:decimal-places="0" number:min-decimal-places="0" number:min-integer-digits="0"/>
      <number:text> </number:text>
      <style:map style:condition="value()&gt;0" style:apply-style-name="N147P0"/>
      <style:map style:condition="value()&lt;0" style:apply-style-name="N147P1"/>
    </number:number-style>
    <number:date-style style:name="N148">
      <number:month number:style="long"/>
      <number:text>/</number:text>
      <number:year number:style="long"/>
    </number:dat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6:31:27.752141100">00:00:00</text:time></text:span><text:span text:style-name="MT2"><text:s/></text:span></text:p>
        </style:region-center>
        <style:region-right>
          <text:p><text:span text:style-name="MT4">Drogaria São Camilo Ibiúna Ltda. - EPP</text:span></text:p>
          <text:p><text:span text:style-name="MT2">Amaro - Tel.: 3248-355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rogaria São Camilo Ibiúna Ltda. - EPP</text:span></text:p>
          <text:p>atendimento@saocamilodrogaria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6:31:27.759197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4:45:27</meta:creation-date>
    <dc:date>2025-11-13T16:31:49.158565900</dc:date>
    <dc:language>pt-PT</dc:language>
    <meta:editing-cycles>767</meta:editing-cycles>
    <meta:editing-duration>P2DT7H24M40S</meta:editing-duration>
    <meta:print-date>2025-01-10T10:51:14.964000000</meta:print-date>
    <meta:document-statistic meta:table-count="1" meta:cell-count="178" meta:object-count="0"/>
    <meta:user-defined meta:name="Info 0"/>
    <meta:user-defined meta:name="Info 1"/>
    <meta:user-defined meta:name="Info 2"/>
    <meta:user-defined meta:name="Info 3"/>
  </office:meta>
</office:document-meta>
</file>